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Textbody" style:family="paragraph">
      <style:paragraph-properties fo:margin-bottom="0in"/>
    </style:style>
    <style:style style:name="T3" style:parent-style-name="DefaultParagraphFont" style:family="text">
      <style:text-properties fo:color="#890404" style:text-underline-type="single" style:text-underline-style="solid" style:text-underline-width="auto" style:text-underline-mode="continuous"/>
    </style:style>
    <style:style style:name="P4" style:parent-style-name="Textbody" style:family="paragraph">
      <style:paragraph-properties fo:margin-bottom="0in"/>
    </style:style>
    <style:style style:name="T5" style:parent-style-name="DefaultParagraphFont" style:family="text">
      <style:text-properties fo:font-style="italic" style:font-style-asian="italic"/>
    </style:style>
    <style:style style:name="P6" style:parent-style-name="Textbody" style:family="paragraph">
      <style:paragraph-properties fo:margin-bottom="0in"/>
    </style:style>
    <style:style style:name="P7" style:parent-style-name="Textbody" style:family="paragraph">
      <style:paragraph-properties fo:margin-bottom="0in"/>
    </style:style>
  </office:automatic-styles>
  <office:body>
    <office:text text:use-soft-page-breaks="true">
      <text:p text:style-name="P1">Discussion:</text:p>
      <text:p text:style-name="Standard"/>
      <text:p text:style-name="Textbody">Please read this essay:</text:p>
      <text:p text:style-name="P2">“In the future, will there be any work left for people to do?,” Geoff Colvin, <text:a xlink:href="http://fortune.com/2014/06/02/fortune-500-future/" office:target-frame-name="_top" xlink:show="replace"><text:span text:style-name="T3">http://fortune.com/2014/06/02/fortune-500-future/</text:span></text:a>, June 2nd 2014.</text:p>
      <text:p text:style-name="P4">In this essay (and his more recent book, <text:span text:style-name="T5">Humans are Underrated</text:span>) Colvin talks about how “InfoTech” like text mining and analysis is disrupting the world of work.  An example cited in the book<text:s/>is that “e-discovery would enable one lawyer to do the work of 500 or more…”</text:p>
      <text:p text:style-name="P6">Can you think of another example where text mining or network analysis might either eliminate jobs, allow one person to do the work of many, or perform new work that was not previously possible?</text:p>
      <text:p text:style-name="P7"><text:span text:style-name="Emphasis">Please post your thoughts by Thursday 6/15, and respond to at least one classmate’s post by Sunday 6/18.</text:span></text:p>
      <text:p text:style-name="Standard"/>
      <text:p text:style-name="Standard">Response:</text:p>
      <text:p text:style-name="Standard"/>
      <text:p text:style-name="Standard">Insurance underwriters and<text:s/>adjusters<text:s/>have to process many claims in order to determine the cause of damage. <text:s/>By incorporating text mining to evaluate each claim, and appropriately categorize them, it is not only possible for one employee to do the work of many, but the results can be more accurate since less “oversights” will happen. <text:s/>After an independent web search an article was found supporting this assumption (<text:a xlink:href="http://www.insurancetech.com/leveraging-text-mining-in-insurance/d/d-id/1312111" office:target-frame-name="_top" xlink:show="replace"><text:span text:style-name="Hyperlink">http://www.insurancetech.com/leveraging-text-mining-in-insurance/d/d-id/1312111</text:span></text:a>?). <text:s/>In the article, an example is made where water damage can be categorized between weather-related and non-weather-related damage. <text:s/>Further examples are made to demonstrate how fraudulent claims can be identified. <text:s/>This summary is<text:s/>similar to the points laid out in this week’s article. <text:s/>Even in jobs that require well educated individuals seem to be either at-risk or at least greatly affected by the power of data mining techniques. <text:s/>However, as this week’s article pointed out, this technology opens the door for the few “superstars” who can leverage this new methodology along with their “uniquely human judege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n Grando</dc:creator>
    <meta:creation-date>2017-06-07T13:50:00Z</meta:creation-date>
    <dc:date>2017-06-09T02:17:00Z</dc:date>
    <meta:template xlink:href="Normal.dotm" xlink:type="simple"/>
    <meta:editing-cycles>5</meta:editing-cycles>
    <meta:editing-duration>PT16920S</meta:editing-duration>
    <meta:document-statistic meta:page-count="1" meta:paragraph-count="4" meta:word-count="305" meta:character-count="2040" meta:row-count="14" meta:non-whitespace-character-count="1739"/>
  </office:meta>
</office:document-meta>
</file>